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ugSoth" svg:font-family="NugSoth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" style:family="paragraph" style:parent-style-name="Text_20_body">
      <style:text-properties officeooo:paragraph-rsid="002e61a6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NugSoth" fo:font-size="14pt" fo:font-style="normal" style:text-underline-style="none" fo:font-weight="normal" officeooo:rsid="002a06b0" officeooo:paragraph-rsid="002bacdc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 style:font-size-asian="11pt" style:font-size-complex="11pt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dbfe3" officeooo:paragraph-rsid="001dbfe3" fo:background-color="transparent" style:font-size-asian="11pt" style:font-size-complex="11pt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0de76" officeooo:paragraph-rsid="001dbfe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1a2c63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2bacdc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style:font-name="Arial" fo:font-size="11pt" officeooo:paragraph-rsid="001dbfe3" style:font-size-asian="11pt" style:font-size-complex="11pt"/>
    </style:style>
    <style:style style:name="P12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48363" officeooo:paragraph-rsid="0024836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c64f0" officeooo:paragraph-rsid="002c64f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15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6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18de8a" officeooo:paragraph-rsid="0018de8a" style:text-blinking="false" fo:background-color="transparent" style:font-size-asian="11pt" style:font-size-complex="11pt"/>
    </style:style>
    <style:style style:name="P1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2b86d" officeooo:paragraph-rsid="0026eebd" style:text-blinking="false" fo:background-color="transparent" style:font-size-asian="11pt" style:font-size-complex="11pt"/>
    </style:style>
    <style:style style:name="P18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a77a" officeooo:paragraph-rsid="002da77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85393" officeooo:paragraph-rsid="0038539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9783d" officeooo:paragraph-rsid="0039783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3372" officeooo:paragraph-rsid="003b337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eebd" officeooo:paragraph-rsid="0026eebd" style:text-blinking="false" fo:background-color="transparent" style:font-size-asian="11pt" style:font-size-complex="11pt"/>
    </style:style>
    <style:style style:name="P23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2b86d" style:text-blinking="false" fo:background-color="transparent" style:font-size-asian="11pt" style:font-size-complex="11pt"/>
    </style:style>
    <style:style style:name="P24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bacdc" style:text-blinking="false" fo:background-color="transparent" style:font-size-asian="11pt" style:font-size-complex="11pt"/>
    </style:style>
    <style:style style:name="P25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bacdc" style:text-blinking="false" fo:background-color="transparent" style:font-size-asian="11pt" style:font-size-complex="11pt"/>
    </style:style>
    <style:style style:name="P26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7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8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9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642c" officeooo:paragraph-rsid="002f642c" style:text-blinking="false" fo:background-color="transparent" style:font-size-asian="11pt" style:font-size-complex="11pt"/>
    </style:style>
    <style:style style:name="P31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8690" officeooo:paragraph-rsid="001c8690" style:text-blinking="false" fo:background-color="transparent" style:font-size-asian="11pt" style:font-size-complex="11pt"/>
    </style:style>
    <style:style style:name="P32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33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34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2c63" officeooo:paragraph-rsid="001a2c63" style:text-blinking="false" fo:background-color="transparent" style:font-size-asian="11pt" style:font-size-complex="11pt"/>
    </style:style>
    <style:style style:name="P35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bacdc" style:text-blinking="false" fo:background-color="#ffff00" style:font-size-asian="11pt" style:font-size-complex="11pt"/>
    </style:style>
    <style:style style:name="P36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officeooo:paragraph-rsid="002f364c"/>
    </style:style>
    <style:style style:name="P37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38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officeooo:rsid="00377c6d" officeooo:paragraph-rsid="00377c6d"/>
    </style:style>
    <style:style style:name="T1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c8690" fo:background-color="transparent" loext:char-shading-value="0" style:font-size-asian="11pt" style:font-size-complex="11pt"/>
    </style:style>
    <style:style style:name="T2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a2c63" fo:background-color="transparent" loext:char-shading-value="0" style:font-size-asian="11pt" style:font-size-complex="11pt"/>
    </style:style>
    <style:style style:name="T3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dbfe3" fo:background-color="transparent" loext:char-shading-value="0"/>
    </style:style>
    <style:style style:name="T4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eed42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1c55" style:text-blinking="false" fo:background-color="transparent" loext:char-shading-value="0" style:font-size-asian="11pt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364c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357a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loext:char-shading-value="0" style:font-size-asian="16pt" style:font-size-complex="16pt"/>
    </style:style>
    <style:style style:name="T12" style:family="text">
      <style:text-properties officeooo:rsid="0022b86d"/>
    </style:style>
    <style:style style:name="T13" style:family="text">
      <style:text-properties officeooo:rsid="00248363"/>
    </style:style>
    <style:style style:name="T14" style:family="text">
      <style:text-properties officeooo:rsid="002bacdc"/>
    </style:style>
    <style:style style:name="T15" style:family="text">
      <style:text-properties officeooo:rsid="002f364c"/>
    </style:style>
    <style:style style:name="T16" style:family="text">
      <style:text-properties officeooo:rsid="00327c80"/>
    </style:style>
    <style:style style:name="T17" style:family="text">
      <style:text-properties style:font-name="Arial" fo:font-size="11pt" officeooo:rsid="00327c80" style:font-size-asian="11pt" style:font-size-complex="11pt"/>
    </style:style>
    <style:style style:name="T18" style:family="text">
      <style:text-properties style:font-name="Arial" fo:font-size="11pt" officeooo:rsid="002e61a6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docs-internal-guid-874089c3-7fff-b4f2-d4a4-fb9a77642bbb"/><text:span text:style-name="T11">Shadow Stalker</text:span><text:span text:style-name="T10"> </text:span></text:p>
      <text:p text:style-name="P5">SHADOW STALKER</text:p>
      <text:p text:style-name="P1"/>
      <text:p text:style-name="P11"><text:span text:style-name="T4">B</text:span><text:span text:style-name="T3">ugs</text:span></text:p>
      <text:p text:style-name="P8"/>
      <text:list xml:id="list1669867500" text:style-name="L1">
        <text:list-item>
          <text:p text:style-name="P12">Player spawning on start menu</text:p>
        </text:list-item>
        <text:list-item>
          <text:p text:style-name="P13">Door indicator icon not working on prefab doors.</text:p>
        </text:list-item>
        <text:list-item>
          <text:p text:style-name="P18">Fix waterfall <text:span text:style-name="T15">design...</text:span><text:span text:style-name="T16">lower it</text:span></text:p>
        </text:list-item>
        <text:list-item>
          <text:p text:style-name="P36"><text:span text:style-name="T8">Player doesn’t die when </text:span><text:span text:style-name="T9">the lantern goes out. Works in other contexts.</text:span></text:p>
        </text:list-item>
        <text:list-item>
          <text:p text:style-name="P38"><text:span text:style-name="T9">B</text:span><text:span text:style-name="T7">ackground in town changes color with lantern scale.</text:span></text:p>
        </text:list-item>
        <text:list-item>
          <text:p text:style-name="P19">Cave tileset has spaces in certain circumstances (maybe not fix?)</text:p>
        </text:list-item>
        <text:list-item>
          <text:p text:style-name="P20">Player dying set in level controller not working.</text:p>
        </text:list-item>
        <text:list-item>
          <text:p text:style-name="P21">Entering church area can cause player to pop into the air</text:p>
        </text:list-item>
      </text:list>
      <text:p text:style-name="P7"/>
      <text:p text:style-name="P9"><text:span text:style-name="T1">T</text:span><text:span text:style-name="T2">o Do</text:span></text:p>
      <text:p text:style-name="P2"/>
      <text:list xml:id="list2780870896" text:style-name="L2">
        <text:list-item>
          <text:p text:style-name="P22">Pages for Necronomicon</text:p>
        </text:list-item>
        <text:list-item>
          <text:p text:style-name="P23">Load / Save</text:p>
        </text:list-item>
        <text:list-item>
          <text:p text:style-name="P24">Level load times.</text:p>
        </text:list-item>
        <text:list-item>
          <text:p text:style-name="P25"><text:span text:style-name="T12">Level transition animatio</text:span><text:span text:style-name="T14">n</text:span></text:p>
        </text:list-item>
        <text:list-item>
          <text:p text:style-name="P14">Shader for crystals</text:p>
        </text:list-item>
        <text:list-item>
          <text:p text:style-name="P30">Background fade to black as lantern goes out</text:p>
        </text:list-item>
        <text:list-item>
          <text:p text:style-name="P26">Player dying <text:span text:style-name="T13">and reloading (save point?)</text:span></text:p>
        </text:list-item>
        <text:list-item>
          <text:p text:style-name="P31">Additional play animations (waking up at start of game)</text:p>
        </text:list-item>
        <text:list-item>
          <text:p text:style-name="P31">Madness effects (chromatic aberration), <text:span text:style-name="T12">illusions, </text:span><text:span text:style-name="T13">sounds of whispering</text:span></text:p>
        </text:list-item>
        <text:list-item>
          <text:p text:style-name="P32">Lift being at the bottom if the player enters from the town. </text:p>
        </text:list-item>
        <text:list-item>
          <text:p text:style-name="P31">Weather</text:p>
        </text:list-item>
        <text:list-item>
          <text:p text:style-name="P15">Player lantern animation</text:p>
        </text:list-item>
        <text:list-item>
          <text:p text:style-name="P15">Keys (relics) to unlock doors/start platforms/solve puzzles</text:p>
        </text:list-item>
        <text:list-item>
          <text:p text:style-name="P15">Key out of the level in the barn the player first sees when entering the town.</text:p>
        </text:list-item>
        <text:list-item>
          <text:p text:style-name="P26">Multi-level puzzles</text:p>
        </text:list-item>
        <text:list-item>
          <text:p text:style-name="P26">Flashlight on/off</text:p>
        </text:list-item>
        <text:list-item>
          <text:p text:style-name="P16">Lantern on/off</text:p>
        </text:list-item>
        <text:list-item>
          <text:p text:style-name="P26">Church holds the sun relic. This is the goal for the player and ends the game when obtained. It requires 5 pieces 6 with the inner circle?</text:p>
        </text:list-item>
        <text:list-item>
          <text:p text:style-name="P26">Player able to switch between no light, flashlight, and lantern. Lantern for short range. Flashlight for long range</text:p>
        </text:list-item>
        <text:list-item>
          <text:p text:style-name="P26"><text:soft-page-break/>Glimpses of the “monsters”</text:p>
        </text:list-item>
        <text:list-item>
          <text:p text:style-name="P34">Player death (random times<text:span text:style-name="T14">)</text:span></text:p>
        </text:list-item>
        <text:list-item>
          <text:p text:style-name="P17">Moving platforms</text:p>
        </text:list-item>
        <text:list-item>
          <text:p text:style-name="P24">Conveyors</text:p>
        </text:list-item>
        <text:list-item>
          <text:p text:style-name="P35">Flickering light</text:p>
        </text:list-item>
      </text:list>
      <text:p text:style-name="P1"/>
      <text:p text:style-name="P6">HUD</text:p>
      <text:list xml:id="list4233008457" text:style-name="L3">
        <text:list-item>
          <text:p text:style-name="P27">In the pause menu?</text:p>
        </text:list-item>
        <text:list-item>
          <text:p text:style-name="P27">Battery power indicator for flashlight</text:p>
        </text:list-item>
        <text:list-item>
          <text:p text:style-name="P27">Candle indicator for lantern</text:p>
        </text:list-item>
        <text:list-item>
          <text:p text:style-name="P27">Keys/relics the player has</text:p>
        </text:list-item>
      </text:list>
      <text:p text:style-name="P1"/>
      <text:p text:style-name="P6">Levels</text:p>
      <text:list xml:id="list509800992" text:style-name="L4">
        <text:list-item>
          <text:p text:style-name="P28">Town</text:p>
        </text:list-item>
        <text:list-item>
          <text:p text:style-name="P28">Church (Sun relic)</text:p>
        </text:list-item>
        <text:list-item>
          <text:p text:style-name="P37"><text:span text:style-name="T5">Cave</text:span><text:span text:style-name="T6">s</text:span></text:p>
        </text:list-item>
        <text:list-item>
          <text:p text:style-name="P28">Mountain (snow)</text:p>
        </text:list-item>
        <text:list-item>
          <text:p text:style-name="P28">Forest (with sporadic cabins)</text:p>
        </text:list-item>
        <text:list-item>
          <text:p text:style-name="P28">Bell tower</text:p>
        </text:list-item>
        <text:list-item>
          <text:p text:style-name="P28">Graveyard/mausoleum</text:p>
        </text:list-item>
        <text:list-item>
          <text:p text:style-name="P28">Swamp</text:p>
        </text:list-item>
        <text:list-item>
          <text:p text:style-name="P28">Bridge </text:p>
        </text:list-item>
      </text:list>
      <text:p text:style-name="P1"/>
      <text:p text:style-name="P6">Puzzles/Level Design</text:p>
      <text:list xml:id="list548511518" text:style-name="L5">
        <text:list-item>
          <text:p text:style-name="P29">Collect scrolls to unlock Sun key piece</text:p>
        </text:list-item>
        <text:list-item>
          <text:p text:style-name="P29">Find a lever that opens the cave<text:span text:style-name="T14">s</text:span></text:p>
        </text:list-item>
        <text:list-item>
          <text:p text:style-name="P33">Church door locked by sun shards and the inside to have the puzzle for the Necronomicon scrolls?</text:p>
        </text:list-item>
      </text:list>
      <text:p text:style-name="P1"/>
      <text:p text:style-name="P6">Narrative</text:p>
      <text:p text:style-name="P1"/>
      <text:p text:style-name="P4">We became the cogs in our own meat grinder.</text:p>
      <text:p text:style-name="P3"><text:span text:style-name="T17">The earthquake and storm have us off course </text:span><text:span text:style-name="T18">but an island </text:span><text:span text:style-name="T17">is </text:span><text:span text:style-name="T18">in the distance, we shall sail there and hope for salvation.</text:span></text:p>
      <text:p text:style-name="P4">...they come for us through the darkness...never the light...</text:p>
      <text:p text:style-name="P4">...light! More light!</text:p>
      <text:p text:style-name="P4">...we have come to call them shadow stalkers...</text:p>
      <text:p text:style-name="P4"><text:soft-page-break/>...the absence of light draws them out...</text:p>
      <text:p text:style-name="P4">...cursed...will the darkness ever end?</text:p>
      <text:p text:style-name="P4">...whatever god or beast we angered...we have paid for it...</text:p>
      <text:p text:style-name="P4">...may the sun, willingly, come and guide us from this fate.</text:p>
      <text:p text:style-name="P4">...we spotted a wrecked ship. Hopes are someone survived and can save us.</text:p>
      <text:p text:style-name="P4">...our records will surpass our lives...and tell the story of a horrible fate.</text:p>
      <text:p text:style-name="P4">...</text:p>
      <text:p text:style-name="P1"/>
      <text:p text:style-name="P4">Premise - Collect the fragments of the sun key to open the door to the sun relic that will end the game.</text:p>
      <text:p text:style-name="P1"><text:line-break/>idle: 1-30</text:p>
      <text:p text:style-name="P1">walk cycle frames: 35 - 53 </text:p>
      <text:p text:style-name="P1">Color value 1</text:p>
      <text:p text:style-name="P1">black .4,.4,.4</text:p>
      <text:p text:style-name="P1">export(String) var text = "Slider" setget set_te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ugSoth" svg:font-family="NugSoth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0:06:07.756545238</meta:creation-date>
    <dc:date>2020-06-27T18:05:13.483996623</dc:date>
    <meta:editing-duration>PT8H55M6S</meta:editing-duration>
    <meta:editing-cycles>29</meta:editing-cycles>
    <meta:generator>LibreOffice/6.4.4.2$Linux_X86_64 LibreOffice_project/40$Build-2</meta:generator>
    <meta:document-statistic meta:table-count="0" meta:image-count="0" meta:object-count="0" meta:page-count="3" meta:paragraph-count="74" meta:word-count="493" meta:character-count="2712" meta:non-whitespace-character-count="2336"/>
  </office:meta>
</office:document-meta>
</file>